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TimesNewRomanPSMT" svg:font-family="TimesNewRomanPSMT"/>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margins"/>
    </style:style>
    <style:style style:name="Tableau1.A" style:family="table-column">
      <style:table-column-properties style:column-width="3.392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6.96cm" table:align="margins"/>
    </style:style>
    <style:style style:name="Tableau2.A" style:family="table-column">
      <style:table-column-properties style:column-width="3.392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officeooo:paragraph-rsid="001903e1" style:font-size-asian="12pt" style:font-size-complex="12pt"/>
    </style:style>
    <style:style style:name="P4"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7"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officeooo:paragraph-rsid="0025a30a" style:font-name-asian="Calibri-Bold" style:font-size-asian="12pt" style:font-style-asian="normal" style:font-weight-asian="normal" style:font-name-complex="Calibri-Bold" style:font-size-complex="12pt" style:font-style-complex="normal" style:font-weight-complex="normal"/>
    </style:style>
    <style:style style:name="P8" style:family="paragraph" style:parent-style-name="Standard">
      <style:paragraph-properties fo:text-align="justify" style:justify-single-word="false"/>
      <style:text-properties fo:color="#000000"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9" style:family="paragraph" style:parent-style-name="Standard">
      <style:paragraph-properties fo:text-align="justify" style:justify-single-word="false"/>
      <style:text-properties style:font-name="Calibri"/>
    </style:style>
    <style:style style:name="P10" style:family="paragraph" style:parent-style-name="Standard">
      <style:paragraph-properties fo:text-align="justify" style:justify-single-word="false" style:text-autospace="none"/>
      <style:text-properties style:font-name="Calibri" officeooo:paragraph-rsid="0025a30a"/>
    </style:style>
    <style:style style:name="P11" style:family="paragraph" style:parent-style-name="Standard">
      <style:paragraph-properties fo:text-align="justify" style:justify-single-word="false" style:text-autospace="none"/>
      <style:text-properties style:font-name="Calibri" fo:font-size="12pt" officeooo:paragraph-rsid="00212600" style:font-size-asian="12pt" style:font-size-complex="12pt"/>
    </style:style>
    <style:style style:name="P12" style:family="paragraph" style:parent-style-name="Standard">
      <style:paragraph-properties fo:text-align="justify" style:justify-single-word="false" style:text-autospace="none"/>
      <style:text-properties style:font-name="Calibri" fo:font-size="12pt" officeooo:paragraph-rsid="00212600" style:font-size-asian="12pt" style:font-name-complex="TimesNewRomanPSMT" style:font-size-complex="12pt"/>
    </style:style>
    <style:style style:name="P13" style:family="paragraph" style:parent-style-name="Standard">
      <style:paragraph-properties fo:text-align="justify" style:justify-single-word="false"/>
      <style:text-properties style:font-name="Calibri" fo:font-style="normal" style:text-underline-style="none" fo:font-weight="normal" officeooo:paragraph-rsid="00240b48" style:font-style-asian="normal" style:font-weight-asian="normal" style:font-style-complex="normal" style:font-weight-complex="normal"/>
    </style:style>
    <style:style style:name="P14" style:family="paragraph" style:parent-style-name="Standard">
      <style:paragraph-properties fo:text-align="justify" style:justify-single-word="false" style:text-autospace="none"/>
      <style:text-properties style:font-name="Calibri" fo:font-weight="normal" officeooo:paragraph-rsid="0025a30a" style:font-weight-asian="normal" style:font-weight-complex="normal"/>
    </style:style>
    <style:style style:name="P15" style:family="paragraph" style:parent-style-name="Standard">
      <style:text-properties style:font-name="Calibri" fo:font-weight="normal" officeooo:paragraph-rsid="0025a30a" style:font-weight-asian="normal" style:font-weight-complex="normal"/>
    </style:style>
    <style:style style:name="P16" style:family="paragraph" style:parent-style-name="Standard">
      <style:text-properties style:font-name="Calibri" fo:font-weight="normal" officeooo:paragraph-rsid="0027e7b9" style:font-weight-asian="normal" style:font-weight-complex="normal"/>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autospace="none"/>
      <style:text-properties officeooo:paragraph-rsid="0025a30a"/>
    </style:style>
    <style:style style:name="P19" style:family="paragraph" style:parent-style-name="Standard">
      <style:paragraph-properties fo:margin-left="0cm" fo:margin-right="0cm" fo:text-align="center" style:justify-single-word="false" fo:text-indent="0cm" style:auto-text-indent="false"/>
      <style:text-properties fo:color="#000000" style:font-name="Calibri" fo:font-size="12pt" style:font-size-asian="12pt" style:font-size-complex="12pt"/>
    </style:style>
    <style:style style:name="P20"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1"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rsid="0023346f" officeooo:paragraph-rsid="0023346f" style:font-name-asian="TTE1C28908t00" style:font-size-asian="12pt" style:font-style-asian="normal" style:font-weight-asian="normal" style:font-name-complex="TTE1C28908t00" style:font-size-complex="12pt" style:font-style-complex="normal" style:font-weight-complex="normal"/>
    </style:style>
    <style:style style:name="P22"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rsid="0023346f" officeooo:paragraph-rsid="0025a30a" style:font-name-asian="TTE1C28908t00" style:font-size-asian="12pt" style:font-style-asian="normal" style:font-weight-asian="normal" style:font-name-complex="TTE1C28908t00" style:font-size-complex="12pt" style:font-style-complex="normal" style:font-weight-complex="normal"/>
    </style:style>
    <style:style style:name="P23"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rsid="00240b48" officeooo:paragraph-rsid="00240b48" style:font-name-asian="TTE1C28908t00" style:font-size-asian="12pt" style:font-style-asian="normal" style:font-weight-asian="normal" style:font-name-complex="TTE1C28908t00" style:font-size-complex="12pt" style:font-style-complex="normal" style:font-weight-complex="normal"/>
    </style:style>
    <style:style style:name="P24"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rsid="0024eb3e" officeooo:paragraph-rsid="0024eb3e" style:font-name-asian="TTE1C28908t00" style:font-size-asian="12pt" style:font-style-asian="normal" style:font-weight-asian="normal" style:font-name-complex="TTE1C28908t00" style:font-size-complex="12pt" style:font-style-complex="normal" style:font-weight-complex="normal"/>
    </style:style>
    <style:style style:name="P25"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rsid="0025450a" officeooo:paragraph-rsid="0025450a" style:font-name-asian="TTE1C28908t00" style:font-size-asian="12pt" style:font-style-asian="normal" style:font-weight-asian="normal" style:font-name-complex="TTE1C28908t00" style:font-size-complex="12pt" style:font-style-complex="normal" style:font-weight-complex="normal"/>
    </style:style>
    <style:style style:name="P26"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rsid="00289140" officeooo:paragraph-rsid="00289140" style:font-name-asian="TTE1C28908t00" style:font-size-asian="12pt" style:font-style-asian="normal" style:font-weight-asian="normal" style:font-name-complex="TTE1C28908t00" style:font-size-complex="12pt" style:font-style-complex="normal" style:font-weight-complex="normal"/>
    </style:style>
    <style:style style:name="P27" style:family="paragraph" style:parent-style-name="Standard">
      <style:paragraph-properties fo:margin-left="0cm" fo:margin-right="0cm" fo:margin-top="0cm" fo:margin-bottom="0cm" style:contextual-spacing="false"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28"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officeooo:paragraph-rsid="0023346f" style:font-name-asian="TTE1C28908t00" style:font-size-asian="12pt" style:font-style-asian="normal" style:font-weight-asian="bold" style:font-name-complex="TTE1C28908t00" style:font-size-complex="12pt" style:font-style-complex="normal" style:font-weight-complex="bold"/>
    </style:style>
    <style:style style:name="P29"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officeooo:rsid="0023346f" officeooo:paragraph-rsid="0023346f" style:font-name-asian="TTE1C28908t00" style:font-size-asian="12pt" style:font-style-asian="normal" style:font-weight-asian="bold" style:font-name-complex="TTE1C28908t00" style:font-size-complex="12pt" style:font-style-complex="normal" style:font-weight-complex="bold"/>
    </style:style>
    <style:style style:name="P30"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officeooo:rsid="0023346f" officeooo:paragraph-rsid="0025450a" style:font-name-asian="TTE1C28908t00" style:font-size-asian="12pt" style:font-style-asian="normal" style:font-weight-asian="bold" style:font-name-complex="TTE1C28908t00" style:font-size-complex="12pt" style:font-style-complex="normal" style:font-weight-complex="bold"/>
    </style:style>
    <style:style style:name="P31"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officeooo:rsid="0023346f" officeooo:paragraph-rsid="0025a30a" style:font-name-asian="TTE1C28908t00" style:font-size-asian="12pt" style:font-style-asian="normal" style:font-weight-asian="bold" style:font-name-complex="TTE1C28908t00" style:font-size-complex="12pt" style:font-style-complex="normal" style:font-weight-complex="bold"/>
    </style:style>
    <style:style style:name="P32"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officeooo:rsid="00240b48" officeooo:paragraph-rsid="00240b48" style:font-name-asian="TTE1C28908t00" style:font-size-asian="12pt" style:font-style-asian="normal" style:font-weight-asian="bold" style:font-name-complex="TTE1C28908t00" style:font-size-complex="12pt" style:font-style-complex="normal" style:font-weight-complex="bold"/>
    </style:style>
    <style:style style:name="P33"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officeooo:rsid="00212600" officeooo:paragraph-rsid="00240b48" style:font-name-asian="TTE1C28908t00" style:font-size-asian="12pt" style:font-style-asian="normal" style:font-weight-asian="bold" style:font-name-complex="TTE1C28908t00" style:font-size-complex="12pt" style:font-style-complex="normal" style:font-weight-complex="bold"/>
    </style:style>
    <style:style style:name="P34"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officeooo:rsid="00289140" officeooo:paragraph-rsid="00289140" style:font-name-asian="TTE1C28908t00" style:font-size-asian="12pt" style:font-style-asian="normal" style:font-weight-asian="bold" style:font-name-complex="TTE1C28908t00" style:font-size-complex="12pt" style:font-style-complex="normal" style:font-weight-complex="bold"/>
    </style:style>
    <style:style style:name="P35"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style:use-window-font-color="true" style:font-name="Calibri" fo:font-size="12pt" fo:font-style="normal" style:text-underline-style="none" fo:font-weight="normal" officeooo:rsid="00240b48" officeooo:paragraph-rsid="00240b48" style:font-name-asian="TTE1C28908t00" style:font-size-asian="12pt" style:font-style-asian="normal" style:font-weight-asian="normal" style:font-name-complex="Calibri-Bold" style:font-size-complex="12pt" style:font-style-complex="normal" style:font-weight-complex="normal"/>
    </style:style>
    <style:style style:name="P36"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style:font-name="Calibri" fo:font-size="12pt" officeooo:paragraph-rsid="00212600" style:font-size-asian="12pt" style:font-name-complex="TimesNewRomanPSMT" style:font-size-complex="12pt"/>
    </style:style>
    <style:style style:name="P37"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38"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39" style:family="paragraph" style:parent-style-name="Text_20_body">
      <style:paragraph-properties fo:text-align="justify" style:justify-single-word="false"/>
      <style:text-properties style:font-name="Calibri"/>
    </style:style>
    <style:style style:name="P40" style:family="paragraph" style:parent-style-name="Text_20_body">
      <style:paragraph-properties fo:text-align="justify" style:justify-single-word="false"/>
      <style:text-properties style:font-name="Calibri" officeooo:paragraph-rsid="0024eb3e"/>
    </style:style>
    <style:style style:name="P41" style:family="paragraph" style:parent-style-name="Text_20_body">
      <style:paragraph-properties fo:text-align="justify" style:justify-single-word="false"/>
      <style:text-properties style:font-name="Calibri" fo:font-weight="normal" style:font-weight-asian="normal" style:font-weight-complex="normal"/>
    </style:style>
    <style:style style:name="P42" style:family="paragraph" style:parent-style-name="Text_20_body">
      <style:paragraph-properties fo:text-align="justify" style:justify-single-word="false"/>
    </style:style>
    <style:style style:name="P43" style:family="paragraph" style:parent-style-name="Standard">
      <style:paragraph-properties fo:margin-left="0.026cm" fo:margin-right="0cm" fo:margin-top="0cm" fo:margin-bottom="0cm" style:contextual-spacing="false" fo:text-align="justify" style:justify-single-word="false" fo:text-indent="0cm" style:auto-text-indent="false" style:text-autospace="none">
        <style:tab-stops/>
      </style:paragraph-properties>
      <style:text-properties fo:color="#000000" style:font-name="Calibri" fo:font-size="12pt" fo:font-style="normal" style:text-underline-style="none" fo:font-weight="normal" officeooo:rsid="0023346f" officeooo:paragraph-rsid="0025a30a" style:font-name-asian="Calibri-Bold" style:font-size-asian="12pt" style:font-style-asian="normal" style:font-weight-asian="normal" style:font-name-complex="Calibri-Bold" style:font-size-complex="12pt" style:font-style-complex="normal" style:font-weight-complex="normal"/>
    </style:style>
    <style:style style:name="P44" style:family="paragraph" style:parent-style-name="Standard">
      <style:paragraph-properties fo:text-align="justify" style:justify-single-word="false" fo:break-before="page" style:text-autospace="none"/>
      <style:text-properties style:font-name="Calibri" officeooo:paragraph-rsid="0025a30a"/>
    </style:style>
    <style:style style:name="P45" style:family="paragraph" style:parent-style-name="Table_20_Contents">
      <style:paragraph-properties fo:text-align="center" style:justify-single-word="false"/>
      <style:text-properties style:font-name="Calibri" fo:font-weight="bold" officeooo:paragraph-rsid="0025a30a" style:font-weight-asian="bold" style:font-weight-complex="bold"/>
    </style:style>
    <style:style style:name="P46" style:family="paragraph" style:parent-style-name="Table_20_Contents">
      <style:text-properties style:font-name="Calibri" fo:font-weight="bold" officeooo:paragraph-rsid="0025a30a" style:font-weight-asian="bold" style:font-weight-complex="bold"/>
    </style:style>
    <style:style style:name="P47" style:family="paragraph" style:parent-style-name="Table_20_Contents">
      <style:paragraph-properties fo:text-align="end" style:justify-single-word="false"/>
      <style:text-properties style:font-name="Calibri" officeooo:rsid="0025a30a" officeooo:paragraph-rsid="0025a30a"/>
    </style:style>
    <style:style style:name="P48" style:family="paragraph" style:parent-style-name="Table_20_Contents">
      <style:paragraph-properties fo:text-align="end" style:justify-single-word="false"/>
      <style:text-properties style:font-name="Calibri" officeooo:rsid="0026a25d" officeooo:paragraph-rsid="0026a25d"/>
    </style:style>
    <style:style style:name="P49" style:family="paragraph" style:parent-style-name="Table_20_Contents">
      <style:paragraph-properties fo:text-align="end" style:justify-single-word="false"/>
      <style:text-properties style:font-name="Calibri" officeooo:rsid="0027e7b9" officeooo:paragraph-rsid="0027e7b9"/>
    </style:style>
    <style:style style:name="P50"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51" style:family="paragraph" style:parent-style-name="Standard" style:list-style-name="L6">
      <style:paragraph-properties fo:text-align="justify" style:justify-single-word="false"/>
      <style:text-properties style:font-name="Calibri" fo:font-style="normal" style:text-underline-style="none" fo:font-weight="normal" officeooo:paragraph-rsid="00240b48" style:font-style-asian="normal" style:font-weight-asian="normal" style:font-style-complex="normal" style:font-weight-complex="normal"/>
    </style:style>
    <style:style style:name="P52" style:family="paragraph" style:parent-style-name="Standard" style:list-style-name="L7">
      <style:paragraph-properties style:text-autospace="none"/>
      <style:text-properties style:font-name="Calibri" officeooo:paragraph-rsid="0025a30a"/>
    </style:style>
    <style:style style:name="P53" style:family="paragraph" style:parent-style-name="Standard" style:list-style-name="L8">
      <style:paragraph-properties fo:text-align="justify" style:justify-single-word="false" style:text-autospace="none"/>
      <style:text-properties style:font-name="Calibri" fo:font-weight="normal" officeooo:paragraph-rsid="0025a30a" style:font-weight-asian="normal" style:font-weight-complex="normal"/>
    </style:style>
    <style:style style:name="P54" style:family="paragraph" style:parent-style-name="Standard" style:list-style-name="L9">
      <style:paragraph-properties fo:text-align="justify" style:justify-single-word="false" style:text-autospace="none"/>
      <style:text-properties style:font-name="Calibri" fo:font-weight="normal" officeooo:paragraph-rsid="0025a30a" style:font-weight-asian="normal" style:font-weight-complex="normal"/>
    </style:style>
    <style:style style:name="P55" style:family="paragraph" style:parent-style-name="Standard" style:list-style-name="L11">
      <style:paragraph-properties fo:text-align="justify" style:justify-single-word="false" style:text-autospace="none"/>
      <style:text-properties style:font-name="Calibri" fo:font-weight="normal" officeooo:paragraph-rsid="0025a30a" style:font-weight-asian="normal" style:font-weight-complex="normal"/>
    </style:style>
    <style:style style:name="P56" style:family="paragraph" style:parent-style-name="Standard" style:list-style-name="L12">
      <style:paragraph-properties fo:text-align="justify" style:justify-single-word="false" style:text-autospace="none"/>
      <style:text-properties style:font-name="Calibri" fo:font-weight="normal" officeooo:paragraph-rsid="0025a30a" style:font-weight-asian="normal" style:font-weight-complex="normal"/>
    </style:style>
    <style:style style:name="P57" style:family="paragraph" style:parent-style-name="Standard">
      <style:paragraph-properties fo:text-align="justify" style:justify-single-word="false" style:text-autospace="none">
        <style:tab-stops>
          <style:tab-stop style:position="0.873cm"/>
        </style:tab-stops>
      </style:paragraph-properties>
      <style:text-properties style:font-name="Calibri" fo:font-size="12pt" officeooo:paragraph-rsid="00212600" style:font-size-asian="12pt" style:font-size-complex="12pt"/>
    </style:style>
    <style:style style:name="P58"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Calibri" fo:font-size="12pt" fo:font-style="normal" style:text-underline-style="none" fo:font-weight="normal" officeooo:rsid="00212600" officeooo:paragraph-rsid="00212600" style:font-name-asian="TTE1C28908t00" style:font-size-asian="12pt" style:font-style-asian="normal" style:font-weight-asian="normal" style:font-name-complex="TTE1C28908t00" style:font-size-complex="12pt" style:font-style-complex="normal" style:font-weight-complex="normal"/>
    </style:style>
    <style:style style:name="P59"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60" style:family="paragraph" style:parent-style-name="Standard" style:list-style-name="L2">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61" style:family="paragraph" style:parent-style-name="Standard" style:list-style-name="L4">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officeooo:rsid="00212600" officeooo:paragraph-rsid="00212600" style:font-name-asian="TTE1C28908t00" style:font-size-asian="12pt" style:font-style-asian="normal" style:font-weight-asian="bold" style:font-name-complex="TTE1C28908t00" style:font-size-complex="12pt" style:font-style-complex="normal" style:font-weight-complex="bold"/>
    </style:style>
    <style:style style:name="P62" style:family="paragraph" style:parent-style-name="Standard" style:list-style-name="L5">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officeooo:rsid="00212600" officeooo:paragraph-rsid="00212600" style:font-name-asian="TTE1C28908t00" style:font-size-asian="12pt" style:font-style-asian="normal" style:font-weight-asian="bold" style:font-name-complex="TTE1C28908t00" style:font-size-complex="12pt" style:font-style-complex="normal" style:font-weight-complex="bold"/>
    </style:style>
    <style:style style:name="P63" style:family="paragraph" style:parent-style-name="Standard" style:list-style-name="L10">
      <style:paragraph-properties fo:margin-left="0cm" fo:margin-right="0cm" fo:text-align="justify" style:justify-single-word="false" fo:text-indent="0cm" style:auto-text-indent="false" style:text-autospace="none">
        <style:tab-stops/>
      </style:paragraph-properties>
      <style:text-properties officeooo:paragraph-rsid="0025a30a"/>
    </style:style>
    <style:style style:name="P64" style:family="paragraph" style:parent-style-name="Standard" style:list-style-name="L10">
      <style:paragraph-properties fo:margin-left="0.026cm" fo:margin-right="0cm" fo:text-align="justify" style:justify-single-word="false" fo:text-indent="0cm" style:auto-text-indent="false" style:text-autospace="none">
        <style:tab-stops/>
      </style:paragraph-properties>
      <style:text-properties fo:color="#000000" style:font-name="Calibri" fo:font-size="12pt" fo:font-style="normal" style:text-underline-style="none" fo:font-weight="bold" officeooo:paragraph-rsid="0025a30a" style:font-name-asian="Calibri-Bold" style:font-size-asian="12pt" style:font-style-asian="normal" style:font-weight-asian="bold" style:font-name-complex="Calibri-Bold" style:font-size-complex="12pt" style:font-style-complex="normal" style:font-weight-complex="bold"/>
    </style:style>
    <style:style style:name="P65" style:family="paragraph" style:parent-style-name="Text_20_body" style:list-style-name="L3">
      <style:paragraph-properties fo:margin-left="0.635cm" fo:margin-right="0cm" fo:margin-top="0cm" fo:margin-bottom="0cm" style:contextual-spacing="false" fo:text-align="justify" style:justify-single-word="false" fo:text-indent="-0.635cm" style:auto-text-indent="false" style:text-autospace="none">
        <style:tab-stops/>
      </style:paragraph-properties>
      <style:text-properties fo:color="#000000" style:font-name="Calibri" fo:font-size="12pt" fo:font-style="normal" style:text-underline-style="none" fo:font-weight="bold" officeooo:rsid="00212600" officeooo:paragraph-rsid="00212600" style:font-name-asian="TTE1C28908t00" style:font-size-asian="12pt" style:font-style-asian="normal" style:font-weight-asian="bold" style:font-name-complex="TTE1C28908t00"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045d5"/>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officeooo:rsid="001903e1"/>
    </style:style>
    <style:style style:name="T6" style:family="text">
      <style:text-properties officeooo:rsid="001ac214"/>
    </style:style>
    <style:style style:name="T7" style:family="text">
      <style:text-properties officeooo:rsid="00212600"/>
    </style:style>
    <style:style style:name="T8" style:family="text">
      <style:text-properties style:text-position="super 58%" style:font-name-complex="TimesNewRomanPSMT"/>
    </style:style>
    <style:style style:name="T9" style:family="text">
      <style:text-properties fo:color="#000000"/>
    </style:style>
    <style:style style:name="T10" style:family="text">
      <style:text-properties fo:color="#000000" officeooo:rsid="00212600"/>
    </style:style>
    <style:style style:name="T11" style:family="text">
      <style:text-properties fo:color="#000000" officeooo:rsid="00240b48"/>
    </style:style>
    <style:style style:name="T12" style:family="text">
      <style:text-properties fo:color="#000000" officeooo:rsid="0024eb3e"/>
    </style:style>
    <style:style style:name="T13" style:family="text">
      <style:text-properties fo:color="#000000" fo:font-style="normal" style:text-underline-style="none" fo:font-weight="normal" officeooo:rsid="001903e1" style:font-name-asian="TTE1C28908t00" style:font-style-asian="normal" style:font-weight-asian="normal" style:font-style-complex="normal" style:font-weight-complex="normal"/>
    </style:style>
    <style:style style:name="T14" style:family="text">
      <style:text-properties fo:color="#000000" fo:font-style="normal" style:text-underline-style="none" fo:font-weight="normal" officeooo:rsid="002172d5" style:font-name-asian="TTE1C28908t00" style:font-style-asian="normal" style:font-weight-asian="normal" style:font-style-complex="normal" style:font-weight-complex="normal"/>
    </style:style>
    <style:style style:name="T15" style:family="text">
      <style:text-properties fo:color="#000000" fo:font-style="normal" style:text-underline-style="none" fo:font-weight="normal" officeooo:rsid="0024eb3e" style:font-name-asian="TTE1C28908t00" style:font-style-asian="normal" style:font-weight-asian="normal" style:font-style-complex="normal" style:font-weight-complex="normal"/>
    </style:style>
    <style:style style:name="T16" style:family="text">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T17" style:family="text">
      <style:text-properties fo:color="#000000" style:font-name="Calibri" fo:font-size="12pt" fo:font-style="normal" style:text-underline-style="none" fo:font-weight="bold" officeooo:rsid="0027e7b9" style:font-name-asian="Calibri-Bold" style:font-size-asian="12pt" style:font-style-asian="normal" style:font-weight-asian="bold" style:font-name-complex="Calibri-Bold" style:font-size-complex="12pt" style:font-style-complex="normal" style:font-weight-complex="bold"/>
    </style:style>
    <style:style style:name="T18" style:family="text">
      <style:text-properties fo:color="#000000" style:font-name="Calibri" fo:font-size="12pt" fo:font-style="normal" style:text-underline-style="none" fo:font-weight="bold" officeooo:rsid="00289140" style:font-name-asian="Calibri-Bold" style:font-size-asian="12pt" style:font-style-asian="normal" style:font-weight-asian="bold" style:font-name-complex="Calibri-Bold" style:font-size-complex="12pt" style:font-style-complex="normal" style:font-weight-complex="bold"/>
    </style:style>
    <style:style style:name="T19" style:family="text">
      <style:text-properties fo:font-weight="normal" style:font-weight-asian="normal" style:font-name-complex="Arial" style:font-weight-complex="normal"/>
    </style:style>
    <style:style style:name="T20" style:family="text">
      <style:text-properties fo:font-weight="normal" style:font-weight-asian="normal" style:font-name-complex="TimesNewRomanPSMT" style:font-weight-complex="normal"/>
    </style:style>
    <style:style style:name="T21" style:family="text">
      <style:text-properties style:font-name="Calibri" fo:font-weight="normal" style:font-weight-asian="normal" style:font-weight-complex="normal"/>
    </style:style>
    <style:style style:name="T22" style:family="text">
      <style:text-properties style:font-name="Calibri" fo:font-weight="normal" officeooo:rsid="00288082" style:font-weight-asian="normal" style:font-weight-complex="normal"/>
    </style:style>
    <style:style style:name="T23" style:family="text">
      <style:text-properties style:font-name-complex="Arial"/>
    </style:style>
    <style:style style:name="T24" style:family="text">
      <style:text-properties style:font-name-complex="TimesNewRomanPSMT"/>
    </style:style>
    <style:style style:name="T25" style:family="text">
      <style:text-properties officeooo:rsid="00288082" style:font-name-complex="TimesNewRomanPSMT"/>
    </style:style>
    <style:style style:name="T26" style:family="text">
      <style:text-properties officeooo:rsid="002cac09" style:font-name-complex="TimesNewRomanPSMT"/>
    </style:style>
    <style:style style:name="T27" style:family="text">
      <style:text-properties officeooo:rsid="002274b3"/>
    </style:style>
    <style:style style:name="T28" style:family="text">
      <style:text-properties officeooo:rsid="0023346f"/>
    </style:style>
    <style:style style:name="T29" style:family="text">
      <style:text-properties officeooo:rsid="00240b48"/>
    </style:style>
    <style:style style:name="T30" style:family="text">
      <style:text-properties officeooo:rsid="0024eb3e"/>
    </style:style>
    <style:style style:name="T31" style:family="text">
      <style:text-properties officeooo:rsid="0025450a"/>
    </style:style>
    <style:style style:name="T32" style:family="text">
      <style:text-properties officeooo:rsid="0026a25d"/>
    </style:style>
    <style:style style:name="T33" style:family="text">
      <style:text-properties officeooo:rsid="0027e7b9"/>
    </style:style>
    <style:style style:name="T34" style:family="text">
      <style:text-properties officeooo:rsid="00288082"/>
    </style:style>
    <style:style style:name="T35" style:family="text">
      <style:text-properties officeooo:rsid="002948c9"/>
    </style:style>
    <style:style style:name="T36" style:family="text">
      <style:text-properties officeooo:rsid="002a4821"/>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EXTRAIT DU REGISTRE</text:p>
      <text:p text:style-name="P5">DES DELIBERATIONS DU CONSEIL MUNICIPAL</text:p>
      <text:p text:style-name="P5">DE LA COMMUNE DE MONTREUIL-EN-TOURAINE</text:p>
      <text:p text:style-name="P4"/>
      <text:p text:style-name="P2">Nombre de conseillers en exercice : 13</text:p>
      <text:p text:style-name="P2">Nombre de présents : <text:span text:style-name="T30">10</text:span></text:p>
      <text:p text:style-name="P37">Nombre d’exprimés : <text:span text:style-name="T30">10</text:span></text:p>
      <text:p text:style-name="P37"><text:s/><text:tab/><text:tab/><text:tab/><text:tab/><text:tab/><text:tab/><text:tab/><text:tab/><text:span text:style-name="T2">Séance du mardi </text:span><text:span text:style-name="T3">26 mars</text:span><text:span text:style-name="T2"> 2013</text:span></text:p>
      <text:p text:style-name="P37"><text:span text:style-name="T2">Date de la convocation </text:span>:</text:p>
      <text:p text:style-name="P37"><text:span text:style-name="T7">19 mars</text:span> 2013</text:p>
      <text:p text:style-name="P19">--------------------------------</text:p>
      <text:p text:style-name="P2">L’an deux mil <text:span text:style-name="T7">treize</text:span> le <text:span text:style-name="T7">vingt six mars</text:span> à dix huit heures, le Conseil Municipal de cette commune, régulièrement convoqué, s’est réuni au nombre prescrit par la loi, dans le lieu habituel de ses séances, sous la présidence de Monsieur Jean-Luc PADIOLLEAU, Maire.</text:p>
      <text:p text:style-name="P2"/>
      <text:p text:style-name="P3"><text:span text:style-name="T2">Présents</text:span> : <text:span text:style-name="T30">Ms PADIOLLEAU, GOHIER, ADUMEAU, RONCIER, GALIMANT, DEROGIS, Mmes ULIVI, MORLEC, ROQUIN, GENTILHOMME, </text:span></text:p>
      <text:p text:style-name="P3"><text:span text:style-name="T4">Absents</text:span> : <text:span text:style-name="T30">M. MORLEC P., Mmes DENIS, FRANCESCAT</text:span></text:p>
      <text:p text:style-name="P2"/>
      <text:p text:style-name="P2"><text:span text:style-name="T7">M</text:span><text:span text:style-name="T5">. </text:span><text:span text:style-name="T30">ADUMEAU </text:span><text:span text:style-name="T7">a été élu secrétaire de séance</text:span></text:p>
      <text:p text:style-name="P2"/>
      <text:p text:style-name="P2"/>
      <text:p text:style-name="P2">Ordre du jour :</text:p>
      <text:list xml:id="list4988979977100668591" text:style-name="L1">
        <text:list-item>
          <text:list>
            <text:list-item>
              <text:p text:style-name="P58">Délibération pour installation d'un portillon accès propriété ROQUES (cadenas),</text:p>
            </text:list-item>
            <text:list-item>
              <text:p text:style-name="P58">P.A.V.E.</text:p>
            </text:list-item>
            <text:list-item>
              <text:p text:style-name="P58">Occupation du domaine public par France Telecom</text:p>
            </text:list-item>
            <text:list-item>
              <text:p text:style-name="P58">Charte sur la fusion des communautés de communes.</text:p>
            </text:list-item>
            <text:list-item>
              <text:p text:style-name="P58">Demande de fonds de concours au SIEIL pour mise en conformité des armoire de l'éclairage public</text:p>
            </text:list-item>
            <text:list-item>
              <text:p text:style-name="P58">Vote des comptes administratifs 2012</text:p>
            </text:list-item>
            <text:list-item>
              <text:p text:style-name="P58">Vote des budgets primitifs 2013</text:p>
            </text:list-item>
            <text:list-item>
              <text:p text:style-name="P58">Questions diverses.</text:p>
              <text:p text:style-name="P59"/>
            </text:list-item>
          </text:list>
        </text:list-item>
      </text:list>
      <text:p text:style-name="P20">Monsieur le Maire propose <text:s/>d'ajouter à l'ordre du jour une délibération concernant <text:span text:style-name="T27">le vote des taux d'imposition directe </text:span><text:span text:style-name="T30">ainsi qu'une délibération l'autorisant à demander une subvention pour le projet d'extension de la lagune.</text:span></text:p>
      <text:p text:style-name="P27">--------------------------------</text:p>
      <text:p text:style-name="P38"/>
      <text:list xml:id="list4150454899605319402" text:style-name="L2">
        <text:list-header>
          <text:p text:style-name="P60">1) <text:tab/><text:span text:style-name="T7">Délibération pour l'installation d'un portillon d'accès à la propriété de Mme ROQUES</text:span></text:p>
        </text:list-header>
      </text:list>
      <text:p text:style-name="P21">Pour l'accès livraisons de gaz aux trois logements communaux situés aux n°12, 14 et 16 rue du Bourg, il été demandé à Mme DINARD ép. ROQUES et M. MESNIER, respectivement propriétaires des parcelles BO597 ET BO598, l'autorisation de passage du camion citerne. Pour faciliter l'accès un portillon doit être implanté entre la propriété de la commune et la parcelle BO597.</text:p>
      <text:p text:style-name="P21">Ce portillon sera verrouillé en permanence et la clé ne sera disponible en mairie <text:span text:style-name="T35">que </text:span>pour le livreur.</text:p>
      <text:p text:style-name="P21">Aucun passage des locataires ne sera autorisé par cet accès.</text:p>
      <text:p text:style-name="P24">A l'unanimité, les membres du Conseil autorisent le Maire à installer ce portillon et à signer tous les actes s'y rapportant.</text:p>
      <text:p text:style-name="P21"/>
      <text:list xml:id="list6646222879426892828" text:style-name="L3">
        <text:list-item>
          <text:p text:style-name="P65">Approbation du Plan d’accessibilité des voiries et des espaces publics</text:p>
        </text:list-item>
      </text:list>
      <text:p text:style-name="P17"/>
      <text:p text:style-name="P39"><text:soft-page-break/>Vu la loi du 11 février 2005 pour l’égalité des droits et des chances, la participation et la citoyenneté des personnes handicapées ;</text:p>
      <text:p text:style-name="P39">Vu le décret N°2006-1657 du 21 décembre 2006 relatif à l’accessibilité de la voirie et des espaces publics ;</text:p>
      <text:p text:style-name="P39">Vu le décret N°200—1658 du 21 décembre 2006 relatif aux prescriptions techniques pour l’accessibilité de la voirie et des espaces publics ;</text:p>
      <text:p text:style-name="P39">Vu la modification statutaire de la Communauté de communes des Deux Rives approuvée par arrêté du Préfet du 26 octobre 2010, portant sur la prise de compétence, notamment, de l’ « <text:span text:style-name="T7">Élaboration</text:span> de Plan de mise en accessibilité de la Voirie et des aménagements des Espaces Publics » ;</text:p>
      <text:p text:style-name="P39">Vu les pré-diagnostics déterminant les <text:span text:style-name="T7">chaînes</text:span> de déplacements de chaque commune réalisés par DDT de Tours dans le cadre de la convention ATESAT avec la Communauté de communes des Deux Rives ;</text:p>
      <text:p text:style-name="P39"><text:span text:style-name="T9">Vu le PAVE </text:span><text:span text:style-name="T10">de la commune de Montreuil-en-</text:span><text:span text:style-name="T11">T</text:span><text:span text:style-name="T10">ouraine</text:span><text:span text:style-name="T9"> r</text:span>éalisés par le Bureau d’études ACCESMETRIE ;</text:p>
      <text:p text:style-name="P39">Considérant que ces plans fixent les dispositions, sur chaque commune, de rendre accessible aux personnes handicapées et à mobilité réduite l’ensemble des circulations piétonnes et des aires de stationnement du territoire communal ;</text:p>
      <text:p text:style-name="P40">Considérant que le PAVE met en évidence les chaînes de déplacement permettant d’assurer la continuité du cheminement accessible ente les différents établissements recevant du public dans un périmètre pré-défini et validé par les élus ;</text:p>
      <text:p text:style-name="P42"><text:span text:style-name="T21">Le Conseil municipal, après en avoir délibéré, décide </text:span><text:span text:style-name="T22">à l'unanimité </text:span><text:span text:style-name="T21">:</text:span></text:p>
      <text:p text:style-name="P41">DE DONNER UN AVIS FAVORABLE sur <text:span text:style-name="T9">le PAVE </text:span><text:span text:style-name="T10">de la commune de Montreuil-en-</text:span><text:span text:style-name="T12">T</text:span><text:span text:style-name="T10">ouraine</text:span><text:span text:style-name="T9"> </text:span>réalisé par le  Bureau d’études ACCESMETRIE <text:span text:style-name="T30">et autorise le Maire à signer tous les actes s'y rapportant.</text:span></text:p>
      <text:p text:style-name="P8"/>
      <text:list xml:id="list633028920135157129" text:style-name="L4">
        <text:list-item>
          <text:p text:style-name="P61">Adoption des tarifs pour occupation du domaine public par France Telecom au titre de l'année 2013</text:p>
        </text:list-item>
      </text:list>
      <text:p text:style-name="P11"><text:span text:style-name="T19">VU</text:span><text:span text:style-name="T23"> le code général des collectivités territoriales,</text:span></text:p>
      <text:p text:style-name="P11"><text:span text:style-name="T19">VU</text:span><text:span text:style-name="T23"> le décret du 27 décembre 2005 (codifié aux articles R20-45 à R20-54 du code des postes et communications électroniques) fixant les modalités d’occupation du domaine public communal par les opérateurs de communications électroniques et la fixation de la redevance due par ces derniers chaque année, </text:span></text:p>
      <text:p text:style-name="P11"><text:span text:style-name="T20">Considérant</text:span><text:span text:style-name="T24"> que France Telecom possède sur le territoire de la Commune des artères aériennes, des artères en sous-sol et une emprise au sol.</text:span></text:p>
      <text:p text:style-name="P11"><text:span text:style-name="T20">Considérant</text:span><text:span text:style-name="T24"> que le décret n° 2005-1676 du 27 décembre 2005 relatif aux redevances d’occupation du domaine public fixe le montant annuel des redevances de chaque catégorie à réclamer aux différents opérateurs.</text:span></text:p>
      <text:p text:style-name="P11"><text:span text:style-name="T20">Considérant</text:span><text:span text:style-name="T24"> qu’elles sont révisées au 1er janvier de chaque année par application de la moyenne des quatre dernières valeurs trimestrielles de l’index général relatif aux travaux publics.</text:span></text:p>
      <text:p text:style-name="P12"/>
      <text:p text:style-name="P57"><text:span text:style-name="T24">Le Conseil Municipal, </text:span><text:span text:style-name="T25">à l'unanimité,</text:span><text:span text:style-name="T24"> après avoir entendu l’exposé de Monsieur Le </text:span><text:span text:style-name="T26">Maire</text:span><text:span text:style-name="T24"> et en avoir délibéré, arrête comme suit les redevances à réclamer à France Télécom au titre de l’année 2013 :</text:span></text:p>
      <text:p text:style-name="P12">- 53,33 €/km artères aériennes</text:p>
      <text:p text:style-name="P12">- 40,00 €/km artères souterraines</text:p>
      <text:p text:style-name="P12">- 26,66 €/m2 d’emprise au sol</text:p>
      <text:p text:style-name="P36"><text:span text:style-name="T13">Charge Monsieur le Maire </text:span><text:span text:style-name="T14">d'appliquer ces tarifs aux kilométrages correspondants et</text:span><text:span text:style-name="T13"> d’émettre les </text:span><text:span text:style-name="T13">titres </text:span><text:span text:style-name="T15">y afférant</text:span><text:span text:style-name="T13">.</text:span></text:p>
      <text:p text:style-name="P20"><text:soft-page-break/></text:p>
      <text:list xml:id="list2036530420703310672" text:style-name="L5">
        <text:list-item>
          <text:p text:style-name="P62">Charte sur la fusion des communautés de communes</text:p>
        </text:list-item>
      </text:list>
      <text:p text:style-name="P23">Suite à la réunion du comité de pilotage pour la fusion de la CCVA et la CC2R qui s'est déroulé<text:span text:style-name="T35">e</text:span> les 8 <text:s/>et 9 mars dernier : <text:s/></text:p>
      <text:p text:style-name="P23">« Une ambition territoriale : la charte » </text:p>
      <text:p text:style-name="P23"><text:s/></text:p>
      <text:p text:style-name="P23">Engagement n°1 : des compétences qui s’inscrivent dans une logique d’aménagement et de </text:p>
      <text:p text:style-name="P23">développement du territoire et dans le cadre d’un dialogue avec les communes. </text:p>
      <text:p text:style-name="P23">• <text:s/>La population et le territoire constituent les valeurs centrales de nos actions. </text:p>
      <text:p text:style-name="P23">• L’exercice des compétences par la communauté de communes s’inscrit dans le cadre d’une politique d’aménagement et de développement du territoire, décidée par les élus. L’équilibre et le maillage du territoire devront être recherchés. </text:p>
      <text:p text:style-name="P23">• <text:s/>L’intérêt communautaire de chacune des compétences <text:s/>ne peut être la somme des intérêts de </text:p>
      <text:p text:style-name="P23">chacune des communes mais bien correspondre à un réel intérêt général. Les équipements et </text:p>
      <text:p text:style-name="P23">services proposés s’inscriront dans une logique d’équité de traitement. </text:p>
      <text:p text:style-name="P23">Les équipements et services transférés à la communauté de communes sont proposés dans une quadruple logique : accessibilité, adaptabilité, proximité et optimisation. A cet égard, faute de trouver le périmètre idéal, le territoire doit être en capacité d’engager des collaborations avec les territoires voisins et les autres partenaires. </text:p>
      <text:p text:style-name="P23"><text:s/>Engagement n°2 : l’implication des communes selon le service apporté. </text:p>
      <text:p text:style-name="P23">• <text:s/>La commune doit pouvoir rester le point d’entrée de toutes les politiques publiques. </text:p>
      <text:p text:style-name="P23">• <text:s/>Dans le cadre de certaines compétences transférées <text:s/>à la communauté de communes, et dans un souci d’efficacité, on pourra rechercher l’implication des communes (exemple : possibilité de crédits décentralisés). <text:s/></text:p>
      <text:p text:style-name="P23"><text:s/>Engagement n°3 : la communauté de communes soucieuse de maîtriser l’évolution de la dépense publique. </text:p>
      <text:p text:style-name="P23">• <text:s/>La communauté de communes et les communes s’engagent à mettre en œuvre une mutualisation de l’ensemble des personnels. Cette politique devra notamment servir à décliner une politique de formation de tous les personnels. </text:p>
      <text:p text:style-name="P23">• <text:s/>La mutualisation des personnels s’effectuera dans une logique de concertation tant avec les élus </text:p>
      <text:p text:style-name="P23">communaux que les personnels et s’inscrira dans logique de GPEC (Gestion Prévisionnelle des </text:p>
      <text:p text:style-name="P23">Emplois et des compétences). </text:p>
      <text:p text:style-name="P23">• <text:s/>La mutualisation peut également être étendue aux achats et matériels. </text:p>
      <text:p text:style-name="P23">• <text:s/>La priorisation des projets sera l’un des principes cardinaux des politiques publiques. </text:p>
      <text:p text:style-name="P23">• <text:s/>La politique d’investissement devra conduire vers une meilleure maîtrise des dépenses de fonctionnement. </text:p>
      <text:p text:style-name="P23"><text:s/>Engagement n°4 : une démocratie territoriale renforcée et transparente. </text:p>
      <text:p text:style-name="P23">• <text:s/>La communauté de communes s’engage à organiser chaque année une réunion de l’ensemble des conseillers municipaux des communes pour les informer des actions et projets de la communauté de communes. </text:p>
      <text:p text:style-name="P23">• <text:s/>La communauté de communes s’engage, sous l’égide des communes, à associer les conseillers <text:s/>municipaux au sein des groupes de travail mis en place au sein de la communauté de communes. </text:p>
      <text:p text:style-name="P23">• <text:s/>Le Président de la communauté de communes (ou son représentant) s’engage à répondre aux demandes d’invitation des conseils municipaux pour venir leur expliquer et rendre compte des orientations et actions de la communauté de communes. <text:s/></text:p>
      <text:p text:style-name="P23">• <text:s/>Des réunions à destination de la population devront être organisées. </text:p>
      <text:p text:style-name="P23">• <text:s/>La communauté de communes devra se doter d’une politique de communication interne et externe efficace et innovante. <text:s/></text:p>
      <text:p text:style-name="P23">• <text:s/>Les délégués communautaires s’engagent à rendre compte régulièrement des décisions prises au niveau communautaire. <text:s/></text:p>
      <text:p text:style-name="P29"/>
      <text:p text:style-name="P28"><text:soft-page-break/><text:span text:style-name="T28">5) <text:tab/>Demande de concours au SIEIL </text:span><text:span text:style-name="T7">pour mise en conformité des armoire</text:span><text:span text:style-name="T31">s</text:span><text:span text:style-name="T7"> de l'éclairage public</text:span></text:p>
      <text:p text:style-name="P25"/>
      <text:p text:style-name="P25">Suite à l'audit sur l'éclairage public effectué par le SIEIL en 2012, un devis a été établi par la société SPIE pour un montant total de 11 600€ pour la mise en conformité des armoires électriques de l'éclairage public.</text:p>
      <text:p text:style-name="P25">Le SIEIL peut apporter son concours à la commune.</text:p>
      <text:p text:style-name="P25">Le Maire demande donc l'autorisation aux membres du Conseil d'effectuer une demande de subvention auprès du SIEIL pour la mise en conformité des armoires électriques de l'éclairage public.</text:p>
      <text:p text:style-name="P25">A l'unanimité, le Conseil autorise le Maire à effectuer une demande de subvention auprès du SIEIL <text:s/>et à signer tous les actes s'y rapportant.</text:p>
      <text:p text:style-name="P29"/>
      <text:p text:style-name="P32"><text:span text:style-name="T31">6</text:span>) <text:tab/>Vote des taux d'imposition des taxes directes locales</text:p>
      <text:p text:style-name="P32"/>
      <text:p text:style-name="P13">Monsieur le Maire après avoir expliqué aux membres du Conseil Municipal le calcul des taxes locales, propose que la part locale des taux d'impositions reste égale à <text:span text:style-name="T36">celle</text:span> de 201<text:span text:style-name="T31">2</text:span> soit :</text:p>
      <text:list xml:id="list9012196203984704360" text:style-name="L6">
        <text:list-item>
          <text:p text:style-name="P51">Taxe d'habitation : 14,76 %</text:p>
        </text:list-item>
        <text:list-item>
          <text:p text:style-name="P51">Taxe foncière sur le bâti : 15,39 %</text:p>
        </text:list-item>
        <text:list-item>
          <text:p text:style-name="P51">Taxe foncière sur le non bâti : 39,96 % </text:p>
        </text:list-item>
        <text:list-item>
          <text:p text:style-name="P51">soit un total du produit fiscal attendu de <text:span text:style-name="T29">182 759€</text:span></text:p>
        </text:list-item>
      </text:list>
      <text:p text:style-name="P13"/>
      <text:p text:style-name="P35">Après en avoir délibéré, le Conseil Municipal, accepte à l'unanimité que la part locale des taux d'impositions reste égale à ceux de 201<text:span text:style-name="T31">2</text:span> soit : Taxe d'habitation : 14,76 %, Taxe foncière sur le bâti : 15,39 %, Taxe foncière sur le non bâti : 39,96 %, soit un total du produit fiscal attendu de <text:s text:c="17"/>182 759€.</text:p>
      <text:p text:style-name="P33"/>
      <text:p text:style-name="P31"><text:span text:style-name="T31">7</text:span>) <text:tab/>vote du compte administratif de la commune</text:p>
      <text:p text:style-name="P10">Monsieur le Maire présente le compte administratif 201<text:span text:style-name="T32">2</text:span> de la commune aux membres du Conseil Municipal en précisant qu'il est conforme au compte de gestion fourni par le Trésorier Principal.</text:p>
      <text:p text:style-name="P10">Le résultat de l'exercice est le suivant :</text:p>
      <table:table table:name="Tableau1" table:style-name="Tableau1">
        <table:table-column table:style-name="Tableau1.A" table:number-columns-repeated="5"/>
        <table:table-row>
          <table:table-cell table:style-name="Tableau1.A1" office:value-type="string">
            <text:p text:style-name="P45"/>
          </table:table-cell>
          <table:table-cell table:style-name="Tableau1.A1" office:value-type="string">
            <text:p text:style-name="P45">Dépenses</text:p>
          </table:table-cell>
          <table:table-cell table:style-name="Tableau1.A1" office:value-type="string">
            <text:p text:style-name="P45">Recettes</text:p>
          </table:table-cell>
          <table:table-cell table:style-name="Tableau1.A1" office:value-type="string">
            <text:p text:style-name="P45">Solde résultat N-1</text:p>
          </table:table-cell>
          <table:table-cell table:style-name="Tableau1.E1" office:value-type="string">
            <text:p text:style-name="P45">Résultat</text:p>
          </table:table-cell>
        </table:table-row>
        <table:table-row>
          <table:table-cell table:style-name="Tableau1.A2" office:value-type="string">
            <text:p text:style-name="P46">Fonctionnement</text:p>
          </table:table-cell>
          <table:table-cell table:style-name="Tableau1.A2" office:value-type="string">
            <text:p text:style-name="P47">457 941,71</text:p>
          </table:table-cell>
          <table:table-cell table:style-name="Tableau1.A2" office:value-type="string">
            <text:p text:style-name="P47">506 115,67</text:p>
          </table:table-cell>
          <table:table-cell table:style-name="Tableau1.A2" office:value-type="string">
            <text:p text:style-name="P47">910,28</text:p>
          </table:table-cell>
          <table:table-cell table:style-name="Tableau1.E2" office:value-type="string">
            <text:p text:style-name="P47">49 084,24</text:p>
          </table:table-cell>
        </table:table-row>
        <table:table-row>
          <table:table-cell table:style-name="Tableau1.A2" office:value-type="string">
            <text:p text:style-name="P46">Investissement</text:p>
          </table:table-cell>
          <table:table-cell table:style-name="Tableau1.A2" office:value-type="string">
            <text:p text:style-name="P47">151 150,91</text:p>
          </table:table-cell>
          <table:table-cell table:style-name="Tableau1.A2" office:value-type="string">
            <text:p text:style-name="P47">295 705,27</text:p>
          </table:table-cell>
          <table:table-cell table:style-name="Tableau1.A2" office:value-type="string">
            <text:p text:style-name="P47">-57 882,44</text:p>
          </table:table-cell>
          <table:table-cell table:style-name="Tableau1.E2" office:value-type="string">
            <text:p text:style-name="P47">86671,92</text:p>
          </table:table-cell>
        </table:table-row>
        <table:table-row>
          <table:table-cell table:style-name="Tableau1.A2" office:value-type="string">
            <text:p text:style-name="P46">TOTAL</text:p>
          </table:table-cell>
          <table:table-cell table:style-name="Tableau1.A2" office:value-type="string">
            <text:p text:style-name="P48">609 092,62</text:p>
          </table:table-cell>
          <table:table-cell table:style-name="Tableau1.A2" office:value-type="string">
            <text:p text:style-name="P48">801 820,94</text:p>
          </table:table-cell>
          <table:table-cell table:style-name="Tableau1.A2" office:value-type="string">
            <text:p text:style-name="P48">-56 972,16</text:p>
          </table:table-cell>
          <table:table-cell table:style-name="Tableau1.E2" office:value-type="string">
            <text:p text:style-name="P48">135 756,16</text:p>
          </table:table-cell>
        </table:table-row>
      </table:table>
      <text:list xml:id="list7457290633624630977" text:style-name="L7">
        <text:list-header>
          <text:p text:style-name="P52"/>
        </text:list-header>
      </text:list>
      <text:p text:style-name="P14">Avant de procéder au vote du compte administratif et en application de l'article L.2121-14 du Code Général des Collectivités Territoriales, le Conseil désigne un Président de Séance et M. le Maire s<text:span text:style-name="T32">ort de la salle.</text:span></text:p>
      <text:p text:style-name="P14">Mme ULIVI est désignée pour présider lors du vote du Compte Administratif.</text:p>
      <text:p text:style-name="P14">A l'unanimité, le Compte Administratif est adopté.</text:p>
      <text:p text:style-name="P22"/>
      <text:p text:style-name="P31"><text:span text:style-name="T31">8</text:span>) <text:tab/>vote du compte administratif du service assainissement</text:p>
      <text:p text:style-name="P10">Monsieur le Maire présente le compte administratif 201<text:span text:style-name="T32">2</text:span> du service assainissement aux membres du Conseil Municipal en précisant qu'il est conforme au compte de gestion fourni par le Trésorier Principal.</text:p>
      <text:p text:style-name="P10">Le résultat de l'exercice est le suivant :</text:p>
      <text:p text:style-name="P44"/>
      <table:table table:name="Tableau2" table:style-name="Tableau2">
        <table:table-column table:style-name="Tableau2.A" table:number-columns-repeated="5"/>
        <table:table-row>
          <table:table-cell table:style-name="Tableau2.A1" office:value-type="string">
            <text:p text:style-name="P45"/>
          </table:table-cell>
          <table:table-cell table:style-name="Tableau2.A1" office:value-type="string">
            <text:p text:style-name="P45">Dépenses</text:p>
          </table:table-cell>
          <table:table-cell table:style-name="Tableau2.A1" office:value-type="string">
            <text:p text:style-name="P45">Recettes</text:p>
          </table:table-cell>
          <table:table-cell table:style-name="Tableau2.A1" office:value-type="string">
            <text:p text:style-name="P45">Solde résultat N-1</text:p>
          </table:table-cell>
          <table:table-cell table:style-name="Tableau2.E1" office:value-type="string">
            <text:p text:style-name="P45">Résultat</text:p>
          </table:table-cell>
        </table:table-row>
        <table:table-row>
          <table:table-cell table:style-name="Tableau2.A2" office:value-type="string">
            <text:p text:style-name="P46">Fonctionnement</text:p>
          </table:table-cell>
          <table:table-cell table:style-name="Tableau2.A2" office:value-type="string">
            <text:p text:style-name="P49">32 112,75</text:p>
          </table:table-cell>
          <table:table-cell table:style-name="Tableau2.A2" office:value-type="string">
            <text:p text:style-name="P49">80 284,79</text:p>
          </table:table-cell>
          <table:table-cell table:style-name="Tableau2.A2" office:value-type="string">
            <text:p text:style-name="P49">87 861,71</text:p>
          </table:table-cell>
          <table:table-cell table:style-name="Tableau2.E2" office:value-type="string">
            <text:p text:style-name="P49">136 033,75</text:p>
          </table:table-cell>
        </table:table-row>
        <table:table-row>
          <table:table-cell table:style-name="Tableau2.A2" office:value-type="string">
            <text:p text:style-name="P46">Investissement</text:p>
          </table:table-cell>
          <table:table-cell table:style-name="Tableau2.A2" office:value-type="string">
            <text:p text:style-name="P49">31 644,45</text:p>
          </table:table-cell>
          <table:table-cell table:style-name="Tableau2.A2" office:value-type="string">
            <text:p text:style-name="P49">33 161,17</text:p>
          </table:table-cell>
          <table:table-cell table:style-name="Tableau2.A2" office:value-type="string">
            <text:p text:style-name="P49">-15 704,43</text:p>
          </table:table-cell>
          <table:table-cell table:style-name="Tableau2.E2" office:value-type="string">
            <text:p text:style-name="P49">-14 187,71</text:p>
          </table:table-cell>
        </table:table-row>
        <table:table-row>
          <table:table-cell table:style-name="Tableau2.A2" office:value-type="string">
            <text:p text:style-name="P46">TOTAL</text:p>
          </table:table-cell>
          <table:table-cell table:style-name="Tableau2.A2" office:value-type="string">
            <text:p text:style-name="P49">63 757,20</text:p>
          </table:table-cell>
          <table:table-cell table:style-name="Tableau2.A2" office:value-type="string">
            <text:p text:style-name="P49">113 445,93</text:p>
          </table:table-cell>
          <table:table-cell table:style-name="Tableau2.A2" office:value-type="string">
            <text:p text:style-name="P49">72 157,28</text:p>
          </table:table-cell>
          <table:table-cell table:style-name="Tableau2.E2" office:value-type="string">
            <text:p text:style-name="P49">121 846,04</text:p>
          </table:table-cell>
        </table:table-row>
      </table:table>
      <text:p text:style-name="P10"/>
      <text:p text:style-name="P10">Avant de procéder au vote du compte administratif et en application de l'article L.2121-14 du Code Général des Collectivités Territoriales, le Conseil désigne un Président de séance et M. le Maire s<text:span text:style-name="T33">ort de la salle.</text:span></text:p>
      <text:p text:style-name="P14">Mme ULIVI est désignée pour présider lors du vote du Compte Administratif.</text:p>
      <text:p text:style-name="P22">A l'unanimité, le Compte Administratif est adopté.</text:p>
      <text:p text:style-name="P30"/>
      <text:p text:style-name="P18"><text:span text:style-name="T18">9) <text:tab/></text:span><text:span text:style-name="T16">Vote du budget primitif 201</text:span><text:span text:style-name="T17">3</text:span><text:span text:style-name="T16"> de la Commune</text:span></text:p>
      <text:p text:style-name="P14">Le Conseil Municipal étudie le budget primitif 201<text:span text:style-name="T33">3 </text:span>de la commune équilibré :</text:p>
      <text:list xml:id="list6796397208048702572" text:style-name="L8">
        <text:list-item>
          <text:p text:style-name="P53">en dépenses et recettes de fonctionnement à <text:span text:style-name="T33">551 074,92</text:span>€</text:p>
        </text:list-item>
      </text:list>
      <text:list xml:id="list6296553771831058725" text:style-name="L9">
        <text:list-item>
          <text:p text:style-name="P54">en dépenses et recettes d'investissement à <text:span text:style-name="T33">321 001,99</text:span>€</text:p>
        </text:list-item>
      </text:list>
      <text:p text:style-name="P16"/>
      <text:p text:style-name="P7">Après en avoir délibéré, le Conseil Municipal approuve à l'unanimité le budget primitif 201<text:span text:style-name="T33">3</text:span> pour la commune et autorise le Maire à signer tous les actes s'y rapportant.</text:p>
      <text:list xml:id="list5918048154329323051" text:style-name="L10">
        <text:list-header>
          <text:p text:style-name="P64"/>
          <text:p text:style-name="P63"><text:span text:style-name="T18">10)<text:tab/></text:span><text:span text:style-name="T16">Vote d budget primitif 201</text:span><text:span text:style-name="T17">3</text:span><text:span text:style-name="T16"> de l'Assainissement</text:span></text:p>
        </text:list-header>
      </text:list>
      <text:p text:style-name="P14">Le Conseil Municipal étudie le budget primitif 201<text:span text:style-name="T33">3</text:span> du service assainissement équilibré :</text:p>
      <text:list xml:id="list3615161244399491419" text:style-name="L11">
        <text:list-item>
          <text:p text:style-name="P55">en dépenses et recettes de fonctionnement à <text:span text:style-name="T33">204 294,04</text:span>€</text:p>
        </text:list-item>
      </text:list>
      <text:list xml:id="list4639872751744802692" text:style-name="L12">
        <text:list-item>
          <text:p text:style-name="P56">en dépenses et recettes d'investissement à <text:span text:style-name="T33">1</text:span><text:span text:style-name="T34">59 294,04</text:span>€</text:p>
        </text:list-item>
      </text:list>
      <text:p text:style-name="P15"/>
      <text:p text:style-name="P43">Après en avoir délibéré, le Conseil Municipal approuve à l'unanimité le budget primitif 201<text:span text:style-name="T33">3</text:span> pour le service assainissement et autorise le Maire à signer tous les actes s'y rapportant.</text:p>
      <text:p text:style-name="P29"/>
      <text:p text:style-name="P34">11)<text:tab/>Demande de subvention auprès du Conseil Général pour l'extension de la lagune</text:p>
      <text:p text:style-name="P26">Monsieur le Maire expose aux membres du Conseil qu'il est possible d'effectuer une demande de subvention auprès du Conseil Général pour le financement de l'extension de la lagune (en complément de la demande de subvention auprès de l'agence de l'eau).</text:p>
      <text:p text:style-name="P26">Le Maire demande l'autorisation au Conseil d'effectuer cette demande de subvention.</text:p>
      <text:p text:style-name="P26">A l'unanimité, le Conseil autorise le Maire à effectuer une demande de subvention auprès du Conseil Général pour le financement de l'extension de la lagune et l'autorise à signer tous les actes s'y rapportant.</text:p>
      <text:p text:style-name="P29"/>
      <text:p text:style-name="P6">La séance est levée à <text:span text:style-name="T6">20h55</text:span></text:p>
      <text:p text:style-name="P6"/>
      <text:p text:style-name="P4">Le Maire,</text:p>
      <text:p text:style-name="P9"><text:span text:style-name="T1">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TimesNewRomanPSMT" svg:font-family="TimesNewRomanPSMT"/>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3-05-14T17:23:45.54</dc:date>
    <dc:creator>Isabelle Derouet</dc:creator>
    <meta:editing-duration>P5DT17H30M52S</meta:editing-duration>
    <meta:editing-cycles>271</meta:editing-cycles>
    <meta:generator>LibreOffice/4.0.0.3$Windows_x86 LibreOffice_project/7545bee9c2a0782548772a21bc84a9dcc583b89</meta:generator>
    <meta:printed-by>Isabelle Derouet</meta:printed-by>
    <meta:print-date>2013-05-14T17:23:35.21</meta:print-date>
    <meta:document-statistic meta:table-count="2" meta:image-count="0" meta:object-count="0" meta:page-count="5" meta:paragraph-count="164" meta:word-count="2127" meta:character-count="13347" meta:non-whitespace-character-count="11306"/>
    <meta:user-defined meta:name="Info 1"/>
    <meta:user-defined meta:name="Info 2"/>
    <meta:user-defined meta:name="Info 3"/>
    <meta:user-defined meta:name="Info 4"/>
  </office:meta>
</office:document-meta>
</file>